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4009361BD18CCD594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8.852cm" svg:height="18.852cm" draw:z-index="0"><draw:image xlink:href="Pictures/1000020100000400000004009361BD18CCD594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2:19:25.838301419</meta:creation-date>
    <meta:print-date>2017-04-30T12:20:43.423433155</meta:print-date>
    <dc:date>2017-04-30T17:23:26.578790127</dc:date>
    <meta:editing-duration>PT4H58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6.2$Linux_X86_64 LibreOffice_project/20m0$Build-2</meta:generator>
  </office:meta>
</office:document-meta>
</file>